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Pictures/200001BB00003C02000021C12E0C54257C9C67AE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1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r4" style:family="presentation" style:parent-style-name="預設-title">
      <style:graphic-properties fo:min-height="3.65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105cm" style:use-optimal-column-width="false"/>
    </style:style>
    <style:style style:name="co4" style:family="table-column">
      <style:table-column-properties style:column-width="2.104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64cm" style:use-optimal-column-width="false"/>
    </style:style>
    <style:style style:name="co7" style:family="table-column">
      <style:table-column-properties style:column-width="2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2.4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background-color="#ffff66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月27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 accuracy計算方式改變</text:p>
              </text:list-item>
              <text:list-item>
                <text:p>2.各年份間比較給的資料天數、資料內容、cost</text:p>
              </text:list-item>
              <text:list-item>
                <text:p>3.目前調整完條件下的年平均roi</text:p>
              </text:list-item>
              <text:list-item>
                <text:p>4.Next Step</text:p>
              </text:list-item>
              <text:list-item>
                <text:p>5.補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原本的計算方式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3/4 = 75%</text:p>
          </draw:text-box>
        </draw:frame>
        <draw:frame draw:style-name="gr2" draw:text-style-name="P2" draw:layer="layout" svg:width="21cm" svg:height="0.992cm" svg:x="2.4cm" svg:y="19cm">
          <draw:text-box>
            <text:p>不論是否有交易，都會計算到準確率（0的也計算了）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調整後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1/2 = 50%</text:p>
          </draw:text-box>
        </draw:frame>
        <draw:frame draw:style-name="gr2" draw:text-style-name="P2" draw:layer="layout" svg:width="21cm" svg:height="0.992cm" svg:x="2.4cm" svg:y="19cm">
          <draw:text-box>
            <text:p>只計算有出手的部份，出手的準確率，為了不要搞混之後用c+p表示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調整的原因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因為最終，這套model是要運用在投資市場的，所以我們在意的是有進場投資的準確率，如果沒有進場，就無需理會了，因此做此調整。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給的資料天數、資料內容、cost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條件設定介紹：</text:p>
              </text:list-item>
              <text:list-item>
                <text:p>Train-data範圍：test-data年份的往前10年的資料</text:p>
              </text:list-item>
              <text:list-item>
                <text:p>Test-data範圍：1年</text:p>
              </text:list-item>
              <text:list-item>
                <text:p>Labels說明：</text:p>
              </text:list-item>
              <text:list-item>
                <text:p>當天high &gt; open 100點以上定義為:1</text:p>
              </text:list-item>
              <text:list-item>
                <text:p>當天low &lt; open 100點以上定義為:-1</text:p>
              </text:list-item>
              <text:list-item>
                <text:p>其他情況定義為:0</text:p>
              </text:list-item>
              <text:list-item>
                <text:p>Cost調整說明：</text:p>
              </text:list-item>
              <text:list-item>
                <text:p>Train-data調整完cost之labels比例</text:p>
              </text:list-item>
              <text:list-item>
                <text:p>1:-1:0 = 20% : 20% : 1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2年、給top3、正常cost</text:p>
              </text:list-item>
            </text:list>
          </draw:text-box>
        </draw:frame>
        <draw:frame draw:style-name="gr7" draw:text-style-name="P2" draw:layer="layout" svg:width="13.2cm" svg:height="1.733cm" svg:x="7.2cm" svg:y="17.2cm">
          <draw:text-box>
            <text:p>前1天：c9%p14%c+p23% GC43% GP47%</text:p>
            <text:p>前10天：c5%p7%c+p12% GC18% GP14%</text:p>
          </draw:text-box>
        </draw:frame>
        <draw:frame draw:style-name="gr1" draw:text-style-name="P1" draw:layer="layout" svg:width="15.999cm" svg:height="8.999cm" svg:x="6.151cm" svg:y="7.6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1:分析當天的情況下，只給前一天的資料，c+p比較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</text:list>
          </draw:text-box>
        </draw:frame>
        <draw:frame draw:style-name="standard" draw:layer="layout" svg:width="26.798cm" svg:height="12.941cm" svg:x="0.6cm" svg:y="6.6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3"/>
            <table:table-column table:style-name="co6"/>
            <table:table-column table:style-name="co3"/>
            <table:table-column table:style-name="co3"/>
            <table:table-column table:style-name="co4"/>
            <table:table-column table:style-name="co7"/>
            <table:table-row table:style-name="ro3" table:default-cell-style-name="gray3">
              <table:table-cell>
                <text:p text:style-name="P6">科技類</text:p>
              </table:table-cell>
              <table:table-cell/>
              <table:table-cell/>
              <table:table-cell/>
              <table:table-cell>
                <text:p text:style-name="P6">傳產類</text:p>
              </table:table-cell>
              <table:table-cell/>
              <table:table-cell/>
              <table:table-cell/>
              <table:table-cell>
                <text:p text:style-name="P6">金融類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</table:table-row>
            <table:table-row table:style-name="ro3" table:default-cell-style-name="gray1">
              <table:table-cell>
                <text:p text:style-name="P7">1</text:p>
              </table:table-cell>
              <table:table-cell>
                <text:p text:style-name="P7">2330</text:p>
              </table:table-cell>
              <table:table-cell>
                <text:p text:style-name="P6">台積電</text:p>
              </table:table-cell>
              <table:table-cell>
                <text:p text:style-name="P7">17.95%</text:p>
              </table:table-cell>
              <table:table-cell>
                <text:p text:style-name="P7">3</text:p>
              </table:table-cell>
              <table:table-cell>
                <text:p text:style-name="P7">6505</text:p>
              </table:table-cell>
              <table:table-cell>
                <text:p text:style-name="P6">台塑化</text:p>
              </table:table-cell>
              <table:table-cell>
                <text:p text:style-name="P7">3.20%</text:p>
              </table:table-cell>
              <table:table-cell>
                <text:p text:style-name="P7">6</text:p>
              </table:table-cell>
              <table:table-cell>
                <text:p text:style-name="P7">2882</text:p>
              </table:table-cell>
              <table:table-cell>
                <text:p text:style-name="P6">國泰金</text:p>
              </table:table-cell>
              <table:table-cell>
                <text:p text:style-name="P7">2.00%</text:p>
              </table:table-cell>
            </table:table-row>
            <table:table-row table:style-name="ro3" table:default-cell-style-name="gray2">
              <table:table-cell>
                <text:p text:style-name="P7">2</text:p>
              </table:table-cell>
              <table:table-cell>
                <text:p text:style-name="P7">2317</text:p>
              </table:table-cell>
              <table:table-cell>
                <text:p text:style-name="P6">鴻海</text:p>
              </table:table-cell>
              <table:table-cell>
                <text:p text:style-name="P7">6.50%</text:p>
              </table:table-cell>
              <table:table-cell>
                <text:p text:style-name="P7">4</text:p>
              </table:table-cell>
              <table:table-cell>
                <text:p text:style-name="P7">2412</text:p>
              </table:table-cell>
              <table:table-cell>
                <text:p text:style-name="P6">中華電</text:p>
              </table:table-cell>
              <table:table-cell>
                <text:p text:style-name="P7">2.60%</text:p>
              </table:table-cell>
              <table:table-cell>
                <text:p text:style-name="P7">10</text:p>
              </table:table-cell>
              <table:table-cell>
                <text:p text:style-name="P7">2881</text:p>
              </table:table-cell>
              <table:table-cell>
                <text:p text:style-name="P6">富邦金</text:p>
              </table:table-cell>
              <table:table-cell>
                <text:p text:style-name="P7">1.56%</text:p>
              </table:table-cell>
            </table:table-row>
            <table:table-row table:style-name="ro3" table:default-cell-style-name="gray1">
              <table:table-cell>
                <text:p text:style-name="P7">5</text:p>
              </table:table-cell>
              <table:table-cell>
                <text:p text:style-name="P7">3008</text:p>
              </table:table-cell>
              <table:table-cell>
                <text:p text:style-name="P6">大立光</text:p>
              </table:table-cell>
              <table:table-cell>
                <text:p text:style-name="P7">2.40%</text:p>
              </table:table-cell>
              <table:table-cell>
                <text:p text:style-name="P7">7</text:p>
              </table:table-cell>
              <table:table-cell>
                <text:p text:style-name="P7">1303</text:p>
              </table:table-cell>
              <table:table-cell>
                <text:p text:style-name="P6">南亞</text:p>
              </table:table-cell>
              <table:table-cell>
                <text:p text:style-name="P7">1.92%</text:p>
              </table:table-cell>
              <table:table-cell>
                <text:p text:style-name="P7">14</text:p>
              </table:table-cell>
              <table:table-cell>
                <text:p text:style-name="P7">2891</text:p>
              </table:table-cell>
              <table:table-cell>
                <text:p text:style-name="P6">中信金</text:p>
              </table:table-cell>
              <table:table-cell>
                <text:p text:style-name="P7">1.23%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2308</text:p>
              </table:table-cell>
              <table:table-cell>
                <text:p text:style-name="P6">台達電</text:p>
              </table:table-cell>
              <table:table-cell>
                <text:p text:style-name="P7">1.37%</text:p>
              </table:table-cell>
              <table:table-cell>
                <text:p text:style-name="P7">8</text:p>
              </table:table-cell>
              <table:table-cell>
                <text:p text:style-name="P7">1301</text:p>
              </table:table-cell>
              <table:table-cell>
                <text:p text:style-name="P6">台塑</text:p>
              </table:table-cell>
              <table:table-cell>
                <text:p text:style-name="P7">1.86%</text:p>
              </table:table-cell>
              <table:table-cell>
                <text:p text:style-name="P7">16</text:p>
              </table:table-cell>
              <table:table-cell>
                <text:p text:style-name="P7">2886</text:p>
              </table:table-cell>
              <table:table-cell>
                <text:p text:style-name="P6">兆豐金</text:p>
              </table:table-cell>
              <table:table-cell>
                <text:p text:style-name="P7">1.13%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2454</text:p>
              </table:table-cell>
              <table:table-cell>
                <text:p text:style-name="P6">聯發科</text:p>
              </table:table-cell>
              <table:table-cell>
                <text:p text:style-name="P7">1.33%</text:p>
              </table:table-cell>
              <table:table-cell>
                <text:p text:style-name="P7">9</text:p>
              </table:table-cell>
              <table:table-cell>
                <text:p text:style-name="P7">1326</text:p>
              </table:table-cell>
              <table:table-cell>
                <text:p text:style-name="P6">台化</text:p>
              </table:table-cell>
              <table:table-cell>
                <text:p text:style-name="P7">1.71%</text:p>
              </table:table-cell>
              <table:table-cell>
                <text:p text:style-name="P7">23</text:p>
              </table:table-cell>
              <table:table-cell>
                <text:p text:style-name="P7">2892</text:p>
              </table:table-cell>
              <table:table-cell>
                <text:p text:style-name="P6">第一金</text:p>
              </table:table-cell>
              <table:table-cell>
                <text:p text:style-name="P7">0.79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  <text:list-item>
                <text:p>2016年、給前10天、正常cost</text:p>
              </text:list-item>
            </text:list>
          </draw:text-box>
        </draw:frame>
        <draw:frame draw:style-name="gr8" draw:text-style-name="P2" draw:layer="layout" svg:width="15.666cm" svg:height="2.384cm" svg:x="6.363cm" svg:y="17.093cm">
          <draw:text-box>
            <text:p>Txff: <text:s text:c="10"/>c15%p20% c+p35% <text:s/>GC 47% GP 46%</text:p>
            <text:p>Top3: <text:s text:c="8"/>c4%p11.3% c+p15.3% GC 4% GP 16%</text:p>
            <text:p>each_top5: c11%p14%c+p25.6% GC23.8% GP23.3%</text:p>
          </draw:text-box>
        </draw:frame>
        <draw:frame draw:style-name="gr1" draw:text-style-name="P1" draw:layer="layout" svg:width="15.999cm" svg:height="8.999cm" svg:x="5.82cm" svg:y="7.4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accuracy的差別</text:p>
              </text:list-header>
            </text:list>
          </draw:text-box>
        </draw:frame>
        <draw:frame presentation:style-name="pr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>結論2:只給txff比較準</text:p>
              </text:list-item>
              <text:list-item>
                <text:p><text:span text:style-name="T2">但</text:span><text:span text:style-name="T2">each_top5</text:span><text:span text:style-name="T2">給了之後有變的比</text:span><text:span text:style-name="T2">top3</text:span><text:span text:style-name="T2">高不排除裏面可能有能用的</text:span><text:span text:style-name="T2">feature</text:span><text:span text:style-name="T2">所以做</text:span><text:span text:style-name="T2">feature sele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c+p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9.2cm" svg:height="11.706cm" svg:x="4.6cm" svg:y="8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抓到率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8.996cm" svg:height="11.363cm" svg:x="3.391cm" svg:y="8.7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小結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3: 1/2cost的準確率比較高</text:p>
              </text:list-item>
              <text:list-item>
                <text:p>但cost兩倍抓到率並不會再繼續提高（why）</text:p>
              </text:list-item>
              <text:list-item>
                <text:p>（但問題是cost太低的話，就有比較高的機率錯過大波段，如何取捨？會再做看看其他年份是否也是這樣，以及其對roi的影響）</text:p>
              </text:list-item>
              <text:list-item>
                <text:p><text:span text:style-name="T2">結論：抓到率應該還是比較重要的！因為以目前的投資策略來看</text:span></text:p>
              </text:list-item>
              <text:list-item>
                <text:p><text:span text:style-name="T2">但也不確定因為</text:span><text:span text:style-name="T2">57_3</text:span><text:span text:style-name="T2">的</text:span><text:span text:style-name="T2">roi</text:span><text:span text:style-name="T2">不高（可能也跟判斷依據不同有關）</text:span></text:p>
              </text:list-item>
              <text:list-item>
                <text:p>但之後的實驗還是先用2:2:1因為這個關係是後來才發現的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資料天數：前一天</text:p>
              </text:list-item>
              <text:list-item>
                <text:p>資料內容：txff</text:p>
              </text:list-item>
              <text:list-item>
                <text:p>Cost:正常</text:p>
              </text:list-item>
              <text:list-item>
                <text:p>標的物：下個月的選擇權價外一檔</text:p>
              </text:list-item>
              <text:list-item>
                <text:p>只做多：因為做多的抓到率較高</text:p>
              </text:list-item>
              <text:list-item>
                <text:p>停利點：2.5</text:p>
              </text:list-item>
              <text:list-item>
                <text:p>停損點：0.9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~2016年</text:p>
              </text:list-item>
            </text:list>
          </draw:text-box>
        </draw:frame>
        <draw:frame draw:style-name="gr9" draw:text-style-name="P2" draw:layer="layout" svg:width="21.8cm" svg:height="3.806cm" svg:x="3.298cm" svg:y="16.975cm">
          <draw:text-box>
            <text:p>2012:c9%p10%c+p29% GC68% GP23%</text:p>
            <text:p>2013:c7.6%p3.8%c+p11.4% GC58.3% GP25%</text:p>
            <text:p>2014:c7.7%p5%c+p12.8% GC66.6% GP21%</text:p>
            <text:p>2015:c8%p12%c+p22% GC35% GP33%</text:p>
            <text:p>2016:c16%p16%c+p32% GC52% GP53%</text:p>
          </draw:text-box>
        </draw:frame>
        <draw:frame draw:style-name="gr4" draw:text-style-name="P4" draw:layer="layout" svg:width="12.6cm" svg:height="7.087cm" svg:x="1.2cm" svg:y="7.313cm">
          <draw:image xlink:href="Pictures/200001BB00003C02000021C12E0C54257C9C67AE.svm" xlink:type="simple" xlink:show="embed" xlink:actuate="onLoad">
            <text:p/>
          </draw:image>
        </draw:frame>
        <draw:frame draw:style-name="gr6" draw:text-style-name="P2" draw:layer="layout" svg:width="6.2cm" svg:height="0.962cm" svg:x="6.6cm" svg:y="6.351cm">
          <draw:text-box>
            <text:p>ROI</text:p>
          </draw:text-box>
        </draw:frame>
        <draw:frame draw:style-name="gr1" draw:text-style-name="P1" draw:layer="layout" svg:width="13.4cm" svg:height="6.6cm" svg:x="14.4cm" svg:y="7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.2cm" svg:height="0.992cm" svg:x="20.6cm" svg:y="6.238cm">
          <draw:text-box>
            <text:p>c+p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目前年平均ROI為149%</text:p>
              </text:list-item>
              <text:list-item>
                <text:p><text:span text:style-name="T2">結果</text:span><text:span text:style-name="T2">ROI</text:span><text:span text:style-name="T2">的高低與抓到率比較有關</text:span></text:p>
              </text:list-item>
              <text:list-item>
                <text:p><text:span text:style-name="T2">為甚麼會這樣？不是應該跟</text:span><text:span text:style-name="T2">c+p</text:span><text:span text:style-name="T2">比較有關嘛？</text:span><text:span text:style-name="T2">--&gt;</text:span><text:span text:style-name="T2">會再研究看看</text:span></text:p>
              </text:list-item>
              <text:list-item>
                <text:p><text:span text:style-name="T2">是否改變</text:span><text:span text:style-name="T2">evaluation</text:span><text:span text:style-name="T2">的方向？還是繼續用</text:span><text:span text:style-name="T2">c+p</text:span><text:span text:style-name="T2">當參考依據，因為最終目的還是提高</text:span><text:span text:style-name="T2">roi</text:span><text:span text:style-name="T2">，而拉高</text:span><text:span text:style-name="T2">c+p</text:span><text:span text:style-name="T2">原本就會提高抓到率，所以應該還是已</text:span><text:span text:style-name="T2">c+p</text:span><text:span text:style-name="T2">為主</text:span></text:p>
              </text:list-item>
            </text:list>
          </draw:text-box>
        </draw:frame>
        <draw:frame draw:style-name="gr1" draw:text-style-name="P1" draw:layer="layout" svg:width="15.999cm" svg:height="8.999cm" svg:x="10.866cm" svg:y="11.4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5.4cm" svg:height="1.733cm" svg:x="4.758cm" svg:y="14.944cm">
          <draw:text-box>
            <text:p>抓到的準確率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draw:style-name="gr1" draw:text-style-name="P1" draw:layer="layout" svg:width="12.727cm" svg:height="7.282cm" svg:x="1.473cm" svg:y="5.9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6cm" svg:height="0.992cm" svg:x="4.2cm" svg:y="5cm">
          <draw:text-box>
            <text:p>2012年</text:p>
          </draw:text-box>
        </draw:frame>
        <draw:frame draw:style-name="gr1" draw:text-style-name="P1" draw:layer="layout" svg:width="12.527cm" svg:height="7.082cm" svg:x="14.073cm" svg:y="5.9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6.6cm" svg:height="0.992cm" svg:x="17.6cm" svg:y="4.608cm">
          <draw:text-box>
            <text:p>2013年</text:p>
          </draw:text-box>
        </draw:frame>
        <draw:frame draw:style-name="gr1" draw:text-style-name="P1" draw:layer="layout" svg:width="9.6cm" svg:height="5.282cm" svg:x="2.2cm" svg:y="14.7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6.6cm" svg:height="0.992cm" svg:x="4cm" svg:y="13.008cm">
          <draw:text-box>
            <text:p>2014年</text:p>
          </draw:text-box>
        </draw:frame>
        <draw:frame draw:style-name="gr1" draw:text-style-name="P1" draw:layer="layout" svg:width="10.4cm" svg:height="4.8cm" svg:x="11.8cm" svg:y="15.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6.6cm" svg:height="0.992cm" svg:x="13.4cm" svg:y="13.408cm">
          <draw:text-box>
            <text:p>201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1" draw:text-style-name="P1" draw:layer="layout" svg:width="15.999cm" svg:height="8.999cm" svg:x="6.4cm" svg:y="8.0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跑feature selection看看各類別top5是否有可用的東西</text:p>
              </text:list-item>
              <text:list-item>
                <text:p>把資料補到top50</text:p>
              </text:list-item>
              <text:list-item>
                <text:p>嘗試把外國的資料也加進來看看</text:p>
              </text:list-item>
              <text:list-item>
                <text:p>研究到底是c+p重要還是抓到率重要</text:p>
              </text:list-item>
              <text:list-item>
                <text:p>研究重要的那個指標與cost的關係，看如何能把roi拉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補充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運氣成份居多的46倍ROI</text:p>
              </text:list-item>
              <text:list-item>
                <text:p>停利3倍</text:p>
              </text:list-item>
              <text:list-item>
                <text:p>不停損</text:p>
              </text:list-item>
              <text:list-item>
                <text:p>2016年，只做多</text:p>
              </text:list-item>
            </text:list>
          </draw:text-box>
        </draw:frame>
        <draw:frame draw:style-name="gr1" draw:text-style-name="P1" draw:layer="layout" svg:width="15.999cm" svg:height="8.999cm" svg:x="6.601cm" svg:y="1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8月9號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測試完天數，最佳值落在給前3天的資料</text:p>
              </text:list-item>
              <text:list-item>
                <text:p>Grid 測試結果 =&gt; 偏向0 </text:p>
              </text:list-item>
              <text:list-item>
                <text:p>labels換成漲跌的點數，這樣才能利用grid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8-09T03:28:06.724096901</dc:date>
    <meta:editing-duration>P1DT3H7M40S</meta:editing-duration>
    <meta:editing-cycles>110</meta:editing-cycles>
    <meta:generator>LibreOffice/5.1.6.2$Linux_X86_64 LibreOffice_project/10m0$Build-2</meta:generator>
    <meta:document-statistic meta:object-count="2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8cm" svg:height="7.283cm" xlink:href="." xlink:type="simple" chart:class="chart:line" chart:style-name="ch1">
        <chart:legend chart:legend-position="end" svg:x="11.014cm" svg:y="3.342cm" style:legend-expansion="high" chart:style-name="ch2"/>
        <chart:plot-area chart:style-name="ch3" chart:data-source-has-labels="both" svg:x="0.254cm" svg:y="0.145cm" svg:width="10.506cm" svg:height="6.993cm">
          <chartooo:coordinate-region svg:x="1.271cm" svg:y="0.145cm" svg:width="9.429cm" svg:height="5.066cm"/>
          <chart:axis chart:dimension="x" chart:name="primary-x" chart:style-name="ch4" chartooo:axis-type="auto">
            <chartooo:date-scale/>
            <chart:categories table:cell-range-address="local-table.$A$2:.$A$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1" chart:label-cell-address="local-table.$B$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2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28cm" svg:height="7.083cm" xlink:href="." xlink:type="simple" chart:class="chart:line" chart:style-name="ch1">
        <chart:legend chart:legend-position="end" svg:x="10.814cm" svg:y="3.242cm" style:legend-expansion="high" chart:style-name="ch2"/>
        <chart:plot-area chart:style-name="ch3" chart:data-source-has-labels="both" svg:x="0.25cm" svg:y="0.141cm" svg:width="10.314cm" svg:height="6.801cm">
          <chartooo:coordinate-region svg:x="1.266cm" svg:y="0.141cm" svg:width="9.236cm" svg:height="4.874cm"/>
          <chart:axis chart:dimension="x" chart:name="primary-x" chart:style-name="ch4" chartooo:axis-type="auto">
            <chartooo:date-scale/>
            <chart:categories table:cell-range-address="local-table.$A$2:.$A$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7" chart:label-cell-address="local-table.$B$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3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1cm" svg:height="5.283cm" xlink:href="." xlink:type="simple" chart:class="chart:scatter" chart:style-name="ch1">
        <chart:legend chart:legend-position="end" svg:x="7.887cm" svg:y="2.342cm" style:legend-expansion="high" chart:style-name="ch2"/>
        <chart:plot-area chart:style-name="ch3" chart:data-source-has-labels="both" svg:x="0.192cm" svg:y="0.105cm" svg:width="7.503cm" svg:height="5.073cm">
          <chartooo:coordinate-region svg:x="0.919cm" svg:y="0.304cm" svg:width="6.496cm" svg:height="4.227cm"/>
          <chart:axis chart:dimension="x" chart:name="primary-x" chart:style-name="ch4" chartooo:axis-type="auto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1cm" svg:height="4.801cm" xlink:href="." xlink:type="simple" chart:class="chart:scatter" chart:style-name="ch1">
        <chart:legend chart:legend-position="end" svg:x="8.687cm" svg:y="2.101cm" style:legend-expansion="high" chart:style-name="ch2"/>
        <chart:plot-area chart:style-name="ch3" chart:data-source-has-labels="both" svg:x="0.208cm" svg:y="0.096cm" svg:width="8.271cm" svg:height="4.609cm">
          <chartooo:coordinate-region svg:x="0.935cm" svg:y="0.296cm" svg:width="7.264cm" svg:height="3.762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5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6/1/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97cm" svg:height="11.364cm" xlink:href="." xlink:type="simple" chart:class="chart:bar" chart:style-name="ch1">
        <chart:plot-area chart:style-name="ch2" chart:data-source-has-labels="both" svg:x="0.379cm" svg:y="0.227cm" svg:width="18.239cm" svg:height="10.91cm">
          <chartooo:coordinate-region svg:x="1.794cm" svg:y="0.426cm" svg:width="16.824cm" svg:height="10.06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txff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op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each_top5</text:p>
              </table:table-cell>
              <table:table-cell office:value-type="float" office:value="0.256">
                <text:p>0.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1cm" svg:height="11.707cm" xlink:href="." xlink:type="simple" chart:class="chart:bar" chart:style-name="ch1">
        <chart:plot-area chart:style-name="ch2" chart:data-source-has-labels="both" svg:x="0.384cm" svg:y="0.234cm" svg:width="18.433cm" svg:height="11.239cm">
          <chartooo:coordinate-region svg:x="1.799cm" svg:y="0.433cm" svg:width="17.018cm" svg:height="10.3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6.601cm" xlink:href="." xlink:type="simple" chart:class="chart:bar" chart:style-name="ch1">
        <chart:plot-area chart:style-name="ch2" chart:data-source-has-labels="both" svg:x="0.268cm" svg:y="0.132cm" svg:width="12.865cm" svg:height="6.337cm">
          <chartooo:coordinate-region svg:x="1.683cm" svg:y="0.331cm" svg:width="11.45cm" svg:height="5.4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